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Arial" fo:font-size="9.75pt" fo:letter-spacing="normal" fo:font-style="normal" fo:font-weight="bold" officeooo:rsid="00186de7" officeooo:paragraph-rsid="00186de7"/>
    </style:style>
    <style:style style:name="P2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444444" loext:opacity="100%" style:font-name="Arial" fo:font-size="12pt" fo:letter-spacing="normal" fo:font-style="normal" fo:font-weight="bold" officeooo:rsid="00191b6f" officeooo:paragraph-rsid="00191b6f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444444" loext:opacity="100%" style:font-name="Arial" fo:font-size="12pt" fo:letter-spacing="normal" fo:font-style="normal" fo:font-weight="normal" officeooo:rsid="00186de7" officeooo:paragraph-rsid="00186de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6de7"/>
    </style:style>
    <style:style style:name="P5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444444" loext:opacity="100%" style:font-name="Arial" fo:font-size="12pt" fo:letter-spacing="normal" fo:font-style="normal" fo:font-weight="normal" officeooo:rsid="00191b6f" officeooo:paragraph-rsid="00191b6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444444" loext:opacity="100%" style:font-name="Arial" fo:font-size="12pt" fo:letter-spacing="normal" fo:font-style="normal" fo:font-weight="bold" officeooo:rsid="00191b6f" officeooo:paragraph-rsid="001a20fb" style:font-size-asian="12pt" style:font-weight-asian="bold" style:font-size-complex="12pt" style:font-weight-complex="bold"/>
    </style:style>
    <style:style style:name="T1" style:family="text">
      <style:text-properties officeooo:rsid="00186de7"/>
    </style:style>
    <style:style style:name="T2" style:family="text">
      <style:text-properties fo:font-variant="normal" fo:text-transform="none" fo:color="#444444" loext:opacity="100%" style:font-name="Arial" fo:font-size="12pt" fo:letter-spacing="normal" fo:font-style="normal" fo:font-weight="bold" officeooo:rsid="00191b6f" style:font-size-asian="12pt" style:font-size-complex="12pt"/>
    </style:style>
    <style:style style:name="T3" style:family="text">
      <style:text-properties fo:font-variant="normal" fo:text-transform="none" fo:color="#444444" loext:opacity="100%" style:font-name="Arial" fo:font-size="12pt" fo:letter-spacing="normal" fo:font-style="normal" fo:font-weight="bold" officeooo:rsid="00186de7" style:font-size-asian="12pt" style:font-size-complex="12pt"/>
    </style:style>
    <style:style style:name="T4" style:family="text">
      <style:text-properties officeooo:rsid="001a2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1. </text:span><text:span text:style-name="T3">Ejercicio </text:span><text:span text:style-name="T2">de s</text:span><text:span text:style-name="T3">cript</text:span></text:p>
      <text:p text:style-name="P1"/>
      <text:p text:style-name="P3">Realiza un script que introduzca por parámetros el nombre de una carpeta y el nombre de un fichero.</text:p>
      <text:p text:style-name="P3">El script borrará la pantalla. Te preguntará tu nombre y te dará la bienvenida.</text:p>
      <text:p text:style-name="P3">Creará la carpeta en tu directorio personal y dentro crearás el fichero.</text:p>
      <text:p text:style-name="P3">Harás un listado detallado de esa carpeta y moverás el fichero al directorio personal. Volverás a hacer el listado de esa carpeta, y un listado del directorio personal.</text:p>
      <text:p text:style-name="P3"/>
      <text:p text:style-name="P2">2. Ejercicio de s<text:span text:style-name="T1">cript</text:span></text:p>
      <text:p text:style-name="P2"/>
      <text:p text:style-name="P5">Realiza un shell <text:span text:style-name="T4">script</text:span> que copia todos los archivos de trabajo con extensión .dat y .c del directorio actual al directorio pasado como argumento. Si este directorio no existe, el guión lo debe crear. </text:p>
      <text:p text:style-name="P5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18:53:30.635000000</dc:date>
    <meta:editing-duration>PT9M25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7" meta:word-count="114" meta:character-count="663" meta:non-whitespace-character-count="555"/>
  </office:meta>
</office:document-meta>
</file>